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7400000023C6966F9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eb613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000000" draw:marker-start="Arrow" draw:marker-start-width="0.452cm" draw:marker-end="Arrow" draw:marker-end-width="0.452cm" draw:fill="solid" draw:fill-color="#eb613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000000" draw:marker-start="Arrow" draw:marker-start-width="0.452cm" draw:marker-end="Arrow" draw:marker-end-width="0.452cm" draw:fill="solid" draw:fill-color="#eb613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18pt" style:font-size-complex="18pt"/>
    </style:style>
    <style:style style:name="P3" style:family="paragraph">
      <style:paragraph-properties fo:text-align="center"/>
      <style:text-properties fo:font-size="26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42cm" svg:height="3.429cm" svg:x="3.413cm" svg:y="21.193cm">
          <text:p text:style-name="P1"><text:span text:style-name="T1">Firefox</text:span></text:p>
          <text:p text:style-name="P1"><text:span text:style-name="T1">Ad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985cm" svg:height="3.937cm" svg:x="8.112cm" svg:y="14.462cm">
          <text:p text:style-name="P1"><text:span text:style-name="T1">Сервер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6.731cm" svg:x="13.954cm" svg:y="3.54cm">
          <text:p text:style-name="P1"><text:span text:style-name="T2">Freebase</text:span></text:p>
          <text:p text:style-name="P1"><text:span text:style-name="T2">AP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9.652cm" svg:height="3.683cm" svg:x="1.635cm" svg:y="7.096cm">
          <text:p text:style-name="P1"><text:span text:style-name="T2">API распознования</text:span></text:p>
          <text:p text:style-name="P1"><text:span text:style-name="T2">сущностей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1" draw:layer="layout" svg:x1="6.588cm" svg:y1="20.812cm" svg:x2="9.001cm" svg:y2="18.653cm">
          <text:p/>
        </draw:line>
        <draw:line draw:style-name="gr5" draw:text-style-name="P1" draw:layer="layout" svg:x1="10.906cm" svg:y1="19.034cm" svg:x2="8.239cm" svg:y2="21.32cm">
          <text:p/>
        </draw:line>
        <draw:line draw:style-name="gr6" draw:text-style-name="P1" draw:layer="layout" svg:x1="10.144cm" svg:y1="13.954cm" svg:x2="7.858cm" svg:y2="11.414cm">
          <text:p/>
        </draw:line>
        <draw:line draw:style-name="gr7" draw:text-style-name="P1" draw:layer="layout" svg:x1="13.065cm" svg:y1="13.954cm" svg:x2="14.97cm" svg:y2="10.906cm">
          <text:p/>
        </draw:line>
        <draw:line draw:style-name="gr5" draw:text-style-name="P1" draw:layer="layout" svg:x1="13.573cm" svg:y1="7.223cm" svg:x2="11.541cm" svg:y2="8.747cm">
          <text:p/>
        </draw:line>
        <draw:frame draw:style-name="gr8" draw:text-style-name="P1" draw:layer="layout" svg:width="4.338cm" svg:height="1.308cm" svg:x="14.716cm" svg:y="1.724cm">
          <draw:image xlink:href="Pictures/100000000000007400000023C6966F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ebits </meta:initial-creator>
    <meta:creation-date>2012-10-07T17:24:16</meta:creation-date>
    <dc:date>2012-10-07T18:14:46</dc:date>
    <dc:creator>thebits </dc:creator>
    <meta:editing-duration>P0D</meta:editing-duration>
    <meta:editing-cycles>2</meta:editing-cycles>
    <meta:generator>LibreOffice/3.5$Linux_X86_64 LibreOffice_project/350m1$Build-2</meta:generator>
    <meta:document-statistic meta:object-count="10"/>
  </office:meta>
</office:document-meta>
</file>